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BB0000007E85A9E031.eps" manifest:media-type=""/>
  <manifest:file-entry manifest:full-path="Pictures/200000010000027A0000015BB4BE225B.svm" manifest:media-type=""/>
  <manifest:file-entry manifest:full-path="Pictures/20000001000006890000016CB59B5606.svm" manifest:media-type=""/>
  <manifest:file-entry manifest:full-path="Pictures/2000000100000250000001576EB7A020.svm" manifest:media-type=""/>
  <manifest:file-entry manifest:full-path="Pictures/200000010000018A0000012DBC12F100.svm" manifest:media-type=""/>
  <manifest:file-entry manifest:full-path="Pictures/200000010000014F00000124CDD19E6C.svm" manifest:media-type=""/>
  <manifest:file-entry manifest:full-path="Pictures/20000001000004D20000034E4934A269.svm" manifest:media-type=""/>
  <manifest:file-entry manifest:full-path="Pictures/20000001000000F6000001426FFCD15A.svm" manifest:media-type=""/>
  <manifest:file-entry manifest:full-path="Pictures/20000001000000FE000000FA28DF3A34.svm" manifest:media-type=""/>
  <manifest:file-entry manifest:full-path="Pictures/20000001000003D90000015FC6D3D431.svm" manifest:media-type=""/>
  <manifest:file-entry manifest:full-path="Pictures/200000010000017D000000D4CB37E4F5.svm" manifest:media-type=""/>
  <manifest:file-entry manifest:full-path="Pictures/20000001000003EE0000010742BB72B4.svm" manifest:media-type=""/>
  <manifest:file-entry manifest:full-path="Pictures/2000006200004F1D00003B564145CEEC.wmf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+{}v_D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\left(0,\frac{V_B}{R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{D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D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8§display§\left(V_B,0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8§display§\left(V_{DQ},I_{DQ} 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5.892cm" svg:height="4.145cm" svg:x="0.771cm" svg:y="0.529cm">
          <draw:image xlink:href="Pictures/2000006200004F1D00003B564145CEEC.wmf" xlink:type="simple" xlink:show="embed" xlink:actuate="onLoad">
            <text:p/>
          </draw:image>
          <draw:glue-point draw:id="4" svg:x="-2.387cm" svg:y="-0.764cm"/>
        </draw:frame>
        <draw:frame draw:style-name="gr1" draw:text-style-name="P1" draw:layer="layout" svg:width="2.802cm" svg:height="1.721cm" svg:x="5.755cm" svg:y="1.661cm">
          <draw:image xlink:href="Pictures/20000002000000BB0000007E85A9E031.eps" xlink:type="simple" xlink:show="embed" xlink:actuate="onLoad">
            <text:p/>
          </draw:image>
        </draw:frame>
        <draw:line draw:style-name="gr2" draw:text-style-name="P1" draw:layer="controls" svg:x1="6.859cm" svg:y1="2.28cm" svg:x2="7.529cm" svg:y2="2.28cm">
          <text:p/>
        </draw:line>
        <draw:line draw:style-name="gr3" draw:text-style-name="P1" xml:id="id2" draw:id="id2" draw:layer="controls" svg:x1="1.549cm" svg:y1="3.111cm" svg:x2="3.75cm" svg:y2="3.111cm">
          <text:p/>
        </draw:line>
        <draw:line draw:style-name="gr3" draw:text-style-name="P1" draw:layer="controls" svg:x1="3.761cm" svg:y1="4.168cm" svg:x2="3.761cm" svg:y2="3.11cm">
          <text:p/>
        </draw:line>
        <draw:connector draw:style-name="gr2" draw:text-style-name="P1" draw:layer="controls" draw:type="curve" svg:x1="4.655cm" svg:y1="2.17cm" svg:x2="3.75cm" svg:y2="3.111cm" draw:start-shape="id1" draw:end-shape="id2" svg:d="m4655 2170c0 628-301 941-905 941">
          <text:p/>
        </draw:connector>
        <draw:frame draw:style-name="gr4" draw:text-style-name="P2" draw:layer="controls" svg:width="2.386cm" svg:height="0.696cm" svg:x="3.67cm" svg:y="0.471cm">
          <draw:text-box>
            <text:p><text:span text:style-name="T1">یک سمتی بار کا خط</text:span></text:p>
          </draw:text-box>
        </draw:frame>
        <draw:connector draw:style-name="gr2" draw:text-style-name="P1" draw:layer="controls" draw:type="curve" draw:line-skew="2.391cm" svg:x1="3.67cm" svg:y1="0.819cm" svg:x2="2.311cm" svg:y2="2.285cm" draw:end-shape="id3" draw:end-glue-point="4" svg:d="m3670 819c-1512 0-833 1466-1359 1466">
          <text:p/>
        </draw:connector>
        <draw:frame draw:style-name="gr5" draw:text-style-name="P1" draw:layer="layout" svg:width="0.304cm" svg:height="0.299cm" svg:x="7.87cm" svg:y="2.323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472cm" svg:height="0.36cm" svg:x="5.294cm" svg:y="2.304cm">
          <draw:image xlink:href="Pictures/200000010000018A0000012DBC12F100.svm" xlink:type="simple" xlink:show="embed" xlink:actuate="onLoad">
            <text:p/>
          </draw:image>
        </draw:frame>
        <draw:frame draw:style-name="gr7" draw:text-style-name="P1" draw:layer="layout" svg:width="1.206cm" svg:height="0.314cm" svg:x="6.598cm" svg:y="1.311cm">
          <draw:image xlink:href="Pictures/20000001000003EE0000010742BB72B4.svm" xlink:type="simple" xlink:show="embed" xlink:actuate="onLoad">
            <text:p/>
          </draw:image>
        </draw:frame>
        <draw:frame draw:style-name="gr8" draw:text-style-name="P1" draw:layer="layout" svg:width="0.401cm" svg:height="0.349cm" svg:x="7.035cm" svg:y="2.375cm">
          <draw:image xlink:href="Pictures/200000010000014F00000124CDD19E6C.svm" xlink:type="simple" xlink:show="embed" xlink:actuate="onLoad">
            <text:p/>
          </draw:image>
        </draw:frame>
        <draw:frame draw:style-name="gr9" draw:text-style-name="P1" draw:layer="layout" svg:width="0.456cm" svg:height="0.253cm" svg:x="6.194cm" svg:y="4.035cm">
          <draw:image xlink:href="Pictures/200000010000017D000000D4CB37E4F5.svm" xlink:type="simple" xlink:show="embed" xlink:actuate="onLoad">
            <text:p/>
          </draw:image>
        </draw:frame>
        <draw:frame draw:style-name="gr8" draw:text-style-name="P1" draw:layer="layout" svg:width="0.401cm" svg:height="0.349cm" svg:x="1.369cm" svg:y="0.311cm">
          <draw:image xlink:href="Pictures/200000010000014F00000124CDD19E6C.svm" xlink:type="simple" xlink:show="embed" xlink:actuate="onLoad">
            <text:p/>
          </draw:image>
        </draw:frame>
        <draw:frame draw:style-name="gr10" draw:text-style-name="P1" draw:layer="layout" svg:width="0.294cm" svg:height="0.385cm" svg:x="3.408cm" svg:y="2.473cm">
          <draw:image xlink:href="Pictures/20000001000000F6000001426FFCD15A.svm" xlink:type="simple" xlink:show="embed" xlink:actuate="onLoad">
            <text:p/>
          </draw:image>
        </draw:frame>
        <draw:frame draw:style-name="gr11" draw:text-style-name="P1" draw:layer="layout" svg:width="0.986cm" svg:height="0.676cm" svg:x="0.417cm" svg:y="1.527cm">
          <draw:image xlink:href="Pictures/20000001000004D20000034E4934A269.svm" xlink:type="simple" xlink:show="embed" xlink:actuate="onLoad">
            <text:p/>
          </draw:image>
        </draw:frame>
        <draw:frame draw:style-name="gr12" draw:text-style-name="P1" draw:layer="layout" svg:width="0.709cm" svg:height="0.41cm" svg:x="0.698cm" svg:y="2.887cm">
          <draw:image xlink:href="Pictures/2000000100000250000001576EB7A020.svm" xlink:type="simple" xlink:show="embed" xlink:actuate="onLoad">
            <text:p/>
          </draw:image>
        </draw:frame>
        <draw:frame draw:style-name="gr13" draw:text-style-name="P1" draw:layer="layout" svg:width="0.76cm" svg:height="0.415cm" svg:x="3.396cm" svg:y="4.367cm">
          <draw:image xlink:href="Pictures/200000010000027A0000015BB4BE225B.svm" xlink:type="simple" xlink:show="embed" xlink:actuate="onLoad">
            <text:p/>
          </draw:image>
        </draw:frame>
        <draw:frame draw:style-name="gr14" draw:text-style-name="P1" draw:layer="layout" svg:width="0.787cm" svg:height="0.28cm" svg:x="5.147cm" svg:y="4.251cm">
          <draw:image xlink:href="Pictures/20000001000003D90000015FC6D3D431.svm" xlink:type="simple" xlink:show="embed" xlink:actuate="onLoad">
            <text:p/>
          </draw:image>
        </draw:frame>
        <draw:frame draw:style-name="gr15" draw:text-style-name="P1" xml:id="id1" draw:id="id1" draw:layer="layout" svg:width="1.338cm" svg:height="0.29cm" svg:x="3.986cm" svg:y="1.88cm">
          <draw:image xlink:href="Pictures/20000001000006890000016CB59B5606.svm" xlink:type="simple" xlink:show="embed" xlink:actuate="onLoad">
            <text:p/>
          </draw:image>
        </draw:frame>
        <draw:custom-shape draw:style-name="gr16" draw:text-style-name="P1" draw:layer="layout" svg:width="0.105cm" svg:height="0.105cm" svg:x="3.704cm" svg:y="3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3T08:40:27</dc:date>
    <dc:creator>kkk </dc:creator>
    <meta:editing-duration>PT54M49S</meta:editing-duration>
    <meta:editing-cycles>4</meta:editing-cycles>
    <meta:generator>LibreOffice/3.3$Linux LibreOffice_project/330m19$Build-401</meta:generator>
    <meta:document-statistic meta:object-count="21"/>
  </office:meta>
</office:document-meta>
</file>